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pleSDGothicNeoR00" svg:font-family="AppleSDGothicNeoR00" style:font-pitch="variable"/>
    <style:font-face style:name="AppleSDGothicNeoSB00" svg:font-family="AppleSDGothicNeoSB00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84cm"/>
    </style:style>
    <style:style style:name="co3" style:family="table-column">
      <style:table-column-properties fo:break-before="auto" style:column-width="10.672cm"/>
    </style:style>
    <style:style style:name="co4" style:family="table-column">
      <style:table-column-properties fo:break-before="auto" style:column-width="22.102cm"/>
    </style:style>
    <style:style style:name="co5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9" style:family="table-cell" style:parent-style-name="Default">
      <style:text-properties style:font-name="AppleSDGothicNeoSB00" style:font-name-asian="AppleSDGothicNeoSB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ppleSDGothicNeoSB00" fo:font-style="normal" style:font-name-asian="AppleSDGothicNeoSB00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ppleSDGothicNeoSB00" fo:font-style="normal" style:font-name-asian="AppleSDGothicNeoSB00" style:font-style-asian="normal" style:font-style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 CJK KR" fo:font-style="normal" style:font-name-asian="Noto Sans CJK KR1" style:font-style-asian="normal" style:font-style-complex="normal"/>
    </style:style>
    <style:style style:name="ce11" style:family="table-cell" style:parent-style-name="Default">
      <style:table-cell-properties fo:border-bottom="0.06pt solid #000000" fo:background-color="#ffffd7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style:font-name="AppleSDGothicNeoSB00" style:font-name-asian="AppleSDGothicNeoSB00"/>
    </style:style>
    <style:style style:name="ce24" style:family="table-cell" style:parent-style-name="Default">
      <style:text-properties style:font-name="AppleSDGothicNeoR00" style:font-name-asian="AppleSDGothicNeoR00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2" style:family="text">
      <style:text-properties style:font-name="AppleSDGothicNeoSB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AppleSDGothicNeoSB00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ppleSDGothicNeoSB00" style:font-name-asian="AppleSDGothicNeoSB00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9"/>
        <table:table-column table:style-name="co2" table:default-cell-style-name="ce9"/>
        <table:table-column table:style-name="co1" table:number-columns-repeated="3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52" table:default-cell-style-name="ce9"/>
        <table:table-column table:style-name="co5" table:number-columns-repeated="16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<text:s/>번호</text:p>
          </table:table-cell>
          <table:covered-table-cell table:style-name="ce8"/>
          <table:table-cell table:style-name="ce1" office:value-type="string" calcext:value-type="string" table:number-columns-spanned="2" table:number-rows-spanned="2">
            <text:p>페이지</text:p>
          </table:table-cell>
          <table:covered-table-cell table:style-name="ce8"/>
          <table:table-cell table:style-name="ce1" office:value-type="string" calcext:value-type="string" table:number-columns-spanned="2" table:number-rows-spanned="2">
            <text:p>기능명</text:p>
          </table:table-cell>
          <table:covered-table-cell table:style-name="ce8"/>
          <table:table-cell table:style-name="ce11" office:value-type="string" calcext:value-type="string" table:number-columns-spanned="1" table:number-rows-spanned="2">
            <text:p>상세 기능</text:p>
          </table:table-cell>
          <table:table-cell table:style-name="Default" table:number-columns-repeated="40"/>
          <table:table-cell table:number-columns-repeated="28"/>
        </table:table-row>
        <table:table-row table:style-name="ro1">
          <table:covered-table-cell table:style-name="ce2"/>
          <table:covered-table-cell table:number-columns-repeated="5" table:style-name="ce15"/>
          <table:covered-table-cell table:style-name="ce12"/>
          <table:table-cell table:style-name="Default" table:number-columns-repeated="40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01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/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메인 페이지 → 탭 → 로그인</text:p>
          </table:table-cell>
          <table:covered-table-cell table:style-name="ce7"/>
          <table:table-cell table:style-name="ce7" office:value-type="string" calcext:value-type="string">
            <text:p>로그인 페이지로 이동한다.</text:p>
          </table:table-cell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02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/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메인 페이지 → 탭 → 회원가입</text:p>
          </table:table-cell>
          <table:covered-table-cell table:style-name="ce7"/>
          <table:table-cell table:style-name="ce7" office:value-type="string" calcext:value-type="string">
            <text:p>회원 가입 페이지로 이동한다.</text:p>
          </table:table-cell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03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/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메인 페이지 → 검색</text:p>
          </table:table-cell>
          <table:covered-table-cell table:style-name="ce7"/>
          <table:table-cell table:style-name="ce7" office:value-type="string" calcext:value-type="string">
            <text:p>게시글을 검색한다.</text:p>
          </table:table-cell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04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/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메인 페이지 → 최신 게시글</text:p>
          </table:table-cell>
          <table:covered-table-cell table:style-name="ce7"/>
          <table:table-cell table:style-name="ce7" office:value-type="string" calcext:value-type="string">
            <text:p>최신 게시글을 나열한다.</text:p>
          </table:table-cell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05</text:p>
          </table:table-cell>
          <table:covered-table-cell table:style-name="ce7"/>
          <table:table-cell table:style-name="ce17" office:value-type="string" calcext:value-type="string" table:number-columns-spanned="2" table:number-rows-spanned="1">
            <text:p>/auth/login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로그인</text:p>
          </table:table-cell>
          <table:covered-table-cell table:style-name="ce7"/>
          <table:table-cell table:style-name="ce7" office:value-type="string" calcext:value-type="string">
            <text:p>ID와 Password를 입력한 후 로그인을 한다. 이후 메인 페이지로 이동.</text:p>
          </table:table-cell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06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<text:span text:style-name="T1">/auth</text:span>/join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회원 가입</text:p>
          </table:table-cell>
          <table:covered-table-cell table:style-name="ce7"/>
          <table:table-cell table:style-name="ce7" office:value-type="string" calcext:value-type="string">
            <text:p>회원 가입에 필요한 정보를 입력한다.</text:p>
          </table:table-cell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07</text:p>
          </table:table-cell>
          <table:covered-table-cell table:style-name="ce7"/>
          <table:table-cell table:style-name="ce19" office:value-type="string" calcext:value-type="string" table:number-columns-spanned="2" table:number-rows-spanned="1">
            <text:p>/auth/join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아이디 체크</text:p>
          </table:table-cell>
          <table:covered-table-cell table:style-name="ce7"/>
          <table:table-cell table:style-name="ce7" office:value-type="string" calcext:value-type="string">
            <text:p>중복 아이디가 존재하는지 체크</text:p>
          </table:table-cell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08</text:p>
          </table:table-cell>
          <table:covered-table-cell table:style-name="ce7"/>
          <table:table-cell table:style-name="ce20" office:value-type="string" calcext:value-type="string" table:number-columns-spanned="2" table:number-rows-spanned="1">
            <text:p>/api/auth/checkID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APIController</text:p>
          </table:table-cell>
          <table:covered-table-cell table:style-name="ce7"/>
          <table:table-cell table:style-name="ce7" office:value-type="string" calcext:value-type="string">
            <text:p>회원가입 페이지의 아이디 값을 전송받아 아이디가 중복되는지 체크.</text:p>
          </table:table-cell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09</text:p>
          </table:table-cell>
          <table:covered-table-cell table:style-name="ce7"/>
          <table:table-cell table:style-name="ce19" office:value-type="string" calcext:value-type="string" table:number-columns-spanned="2" table:number-rows-spanned="1">
            <text:p>/auth/myPage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마이 페이지</text:p>
          </table:table-cell>
          <table:covered-table-cell table:style-name="ce7"/>
          <table:table-cell table:style-name="ce7" office:value-type="string" calcext:value-type="string">
            <text:p>회원가입시 필요했던 일부 정보를 수정할 수 있다.</text:p>
          </table:table-cell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10</text:p>
          </table:table-cell>
          <table:covered-table-cell table:style-name="ce7"/>
          <table:table-cell table:style-name="ce19" office:value-type="string" calcext:value-type="string" table:number-columns-spanned="2" table:number-rows-spanned="1">
            <text:p>/inbox/messageList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메시지 리스트</text:p>
          </table:table-cell>
          <table:covered-table-cell table:style-name="ce7"/>
          <table:table-cell table:style-name="ce7" office:value-type="string" calcext:value-type="string">
            <text:p>사용자에게 송수신된 모든 메시지 리스트</text:p>
          </table:table-cell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11</text:p>
          </table:table-cell>
          <table:covered-table-cell table:style-name="ce7"/>
          <table:table-cell table:style-name="ce19" office:value-type="string" calcext:value-type="string" table:number-columns-spanned="2" table:number-rows-spanned="1">
            <text:p>/inbox/sendMessage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송신 리스트</text:p>
          </table:table-cell>
          <table:covered-table-cell table:style-name="ce7"/>
          <table:table-cell table:style-name="ce7" office:value-type="string" calcext:value-type="string">
            <text:p>사용자가 보낸 메시지 리스트</text:p>
          </table:table-cell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12</text:p>
          </table:table-cell>
          <table:covered-table-cell table:style-name="ce7"/>
          <table:table-cell table:style-name="ce19" office:value-type="string" calcext:value-type="string" table:number-columns-spanned="2" table:number-rows-spanned="1">
            <text:p>/inbox/receiveMessage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수신 리스트</text:p>
          </table:table-cell>
          <table:covered-table-cell table:style-name="ce7"/>
          <table:table-cell table:style-name="ce7" office:value-type="string" calcext:value-type="string">
            <text:p>사용자가 받은 메시지 리스트</text:p>
          </table:table-cell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13</text:p>
          </table:table-cell>
          <table:covered-table-cell table:style-name="ce7"/>
          <table:table-cell table:style-name="ce19" office:value-type="string" calcext:value-type="string" table:number-columns-spanned="2" table:number-rows-spanned="1">
            <text:p>/product/productRegister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상품 등록</text:p>
          </table:table-cell>
          <table:covered-table-cell table:style-name="ce7"/>
          <table:table-cell table:style-name="ce7" office:value-type="string" calcext:value-type="string">
            <text:p>사용자가 대여하길 원하는 상품을 등록한다.</text:p>
          </table:table-cell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14</text:p>
          </table:table-cell>
          <table:covered-table-cell table:style-name="ce7"/>
          <table:table-cell table:style-name="ce19" office:value-type="string" calcext:value-type="string" table:number-columns-spanned="2" table:number-rows-spanned="1">
            <text:p>/product/productList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상품 리스트</text:p>
          </table:table-cell>
          <table:covered-table-cell table:style-name="ce7"/>
          <table:table-cell table:style-name="ce7" office:value-type="string" calcext:value-type="string">
            <text:p>사용자가 등록한 상품을 확인할 수 있다.</text:p>
          </table:table-cell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15</text:p>
          </table:table-cell>
          <table:covered-table-cell table:style-name="ce7"/>
          <table:table-cell table:style-name="ce19" office:value-type="string" calcext:value-type="string" table:number-columns-spanned="2" table:number-rows-spanned="1">
            <text:p>/board/boardList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게시글 리스트</text:p>
          </table:table-cell>
          <table:covered-table-cell table:style-name="ce7"/>
          <table:table-cell table:style-name="ce7" office:value-type="string" calcext:value-type="string">
            <text:p>사용자가 등록한 게시글을 확인할 수 있다.</text:p>
          </table:table-cell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16</text:p>
          </table:table-cell>
          <table:covered-table-cell table:style-name="ce7"/>
          <table:table-cell table:style-name="ce19" office:value-type="string" calcext:value-type="string" table:number-columns-spanned="2" table:number-rows-spanned="1">
            <text:p>/board/boardWrite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게시글 작성</text:p>
          </table:table-cell>
          <table:covered-table-cell table:style-name="ce7"/>
          <table:table-cell table:style-name="ce7" office:value-type="string" calcext:value-type="string">
            <text:p>사용자가 원하는 상품을 게시글에 등록한다.</text:p>
          </table:table-cell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17</text:p>
          </table:table-cell>
          <table:covered-table-cell table:style-name="ce7"/>
          <table:table-cell table:style-name="ce19" office:value-type="string" calcext:value-type="string" table:number-columns-spanned="2" table:number-rows-spanned="1">
            <text:p>/board/boardDetail/no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게시글 상세정보</text:p>
          </table:table-cell>
          <table:covered-table-cell table:style-name="ce7"/>
          <table:table-cell table:style-name="ce7" office:value-type="string" calcext:value-type="string">
            <text:p>no값을 이용하여 등록된 게시글 상세페이지로 이동한다.</text:p>
          </table:table-cell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18</text:p>
          </table:table-cell>
          <table:covered-table-cell table:style-name="ce7"/>
          <table:table-cell table:style-name="ce19" office:value-type="string" calcext:value-type="string" table:number-columns-spanned="2" table:number-rows-spanned="1">
            <text:p>/board/boardDetail/no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게시글 → 좋아요</text:p>
          </table:table-cell>
          <table:covered-table-cell table:style-name="ce7"/>
          <table:table-cell table:style-name="ce7" office:value-type="string" calcext:value-type="string">
            <text:p>좋아요 버튼을 클릭하면 좋아요 1개가 증가.</text:p>
          </table:table-cell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19</text:p>
          </table:table-cell>
          <table:covered-table-cell table:style-name="ce7"/>
          <table:table-cell table:style-name="ce19" office:value-type="string" calcext:value-type="string" table:number-columns-spanned="2" table:number-rows-spanned="1">
            <text:p>/board/boardDetail/no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게시글 → 싫어요</text:p>
          </table:table-cell>
          <table:covered-table-cell table:style-name="ce7"/>
          <table:table-cell table:style-name="ce7" office:value-type="string" calcext:value-type="string">
            <text:p>싫어요 버튼을 클릭하면 싫어요 1개가 증가.</text:p>
          </table:table-cell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20</text:p>
          </table:table-cell>
          <table:covered-table-cell table:style-name="ce7"/>
          <table:table-cell table:style-name="ce19" office:value-type="string" calcext:value-type="string" table:number-columns-spanned="2" table:number-rows-spanned="1">
            <text:p>/board/boardDetail/no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게시글 → 공유</text:p>
          </table:table-cell>
          <table:covered-table-cell table:style-name="ce7"/>
          <table:table-cell table:style-name="ce7" office:value-type="string" calcext:value-type="string">
            <text:p>공유 버튼을 클릭하면 카카오톡, 문자, 이메일로 해당 게시글을 공유할 수 있다.</text:p>
          </table:table-cell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21</text:p>
          </table:table-cell>
          <table:covered-table-cell table:style-name="ce7"/>
          <table:table-cell table:style-name="ce19" office:value-type="string" calcext:value-type="string" table:number-columns-spanned="2" table:number-rows-spanned="1">
            <text:p>/board/boardDetail/no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게시글 → 채팅</text:p>
          </table:table-cell>
          <table:covered-table-cell table:style-name="ce7"/>
          <table:table-cell table:style-name="ce7" office:value-type="string" calcext:value-type="string">
            <text:p><text:span text:style-name="T2">채팅 버튼을 클릭하면 판매자의 아이디값을 </text:span><text:span text:style-name="T3">/inbox/sendMessage로 전달하여 바로 메시지를 작성할 수 있게 도와준다.</text:span></text:p>
          </table:table-cell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22</text:p>
          </table:table-cell>
          <table:covered-table-cell table:style-name="ce7"/>
          <table:table-cell table:style-name="ce19" office:value-type="string" calcext:value-type="string" table:number-columns-spanned="2" table:number-rows-spanned="1">
            <text:p>/board/boardDetail/no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게시글 → 지도</text:p>
          </table:table-cell>
          <table:covered-table-cell table:style-name="ce7"/>
          <table:table-cell table:style-name="ce7" office:value-type="string" calcext:value-type="string">
            <text:p>지도 버튼을 클릭하면 판매자가 대여하길 원하는 장소를 카카오맵과 연동하여 마커로 표시해준다.</text:p>
          </table:table-cell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23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24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25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26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27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28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29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30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31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32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33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34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35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36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37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38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39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40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41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42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43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44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45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46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47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48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49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50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51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52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53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54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55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56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57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58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59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60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61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62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2">
          <table:table-cell table:style-name="ce7" office:value-type="string" calcext:value-type="string" table:number-columns-spanned="2" table:number-rows-spanned="1">
            <text:p>RQ – 0063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24"/>
          <table:table-cell table:style-name="Default" table:number-columns-repeated="39"/>
          <table:table-cell table:number-columns-repeated="28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 table:number-columns-repeated="41"/>
          <table:table-cell table:number-columns-repeated="28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 table:number-columns-repeated="41"/>
          <table:table-cell table:number-columns-repeated="28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 table:number-columns-repeated="41"/>
          <table:table-cell table:number-columns-repeated="28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 table:number-columns-repeated="41"/>
          <table:table-cell table:number-columns-repeated="28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 table:number-columns-repeated="41"/>
          <table:table-cell table:number-columns-repeated="28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 table:number-columns-repeated="41"/>
          <table:table-cell table:number-columns-repeated="28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 table:number-columns-repeated="41"/>
          <table:table-cell table:number-columns-repeated="28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 table:number-columns-repeated="41"/>
          <table:table-cell table:number-columns-repeated="28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 table:number-columns-repeated="41"/>
          <table:table-cell table:number-columns-repeated="28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 table:number-columns-repeated="41"/>
          <table:table-cell table:number-columns-repeated="28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 table:number-columns-repeated="41"/>
          <table:table-cell table:number-columns-repeated="28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 table:number-columns-repeated="41"/>
          <table:table-cell table:number-columns-repeated="28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68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68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68"/>
        </table:table-row>
        <table:table-row table:style-name="ro1" table:number-rows-repeated="1048495">
          <table:table-cell table:number-columns-repeated="75"/>
        </table:table-row>
        <table:table-row table:style-name="ro1">
          <table:table-cell table:number-columns-repeated="75"/>
        </table:table-row>
      </table:table>
      <table:named-expressions/>
      <table:database-ranges>
        <table:database-range table:name="__Anonymous_DB__1" table:target-range-address="시트1.E26:시트1.E31" table:contains-header="false" table:orientation="column"/>
        <table:database-range table:name="__Anonymous_DB__2" table:target-range-address="시트1.E26:시트1.E35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pleSDGothicNeoR00" svg:font-family="AppleSDGothicNeoR00" style:font-pitch="variable"/>
    <style:font-face style:name="AppleSDGothicNeoSB00" svg:font-family="AppleSDGothicNeoSB00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00/00/00</text:date>, <text:time style:data-style-name="N2" text:time-value="00:26:00.039588928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7:48:53.319001552</meta:creation-date>
    <dc:date>2020-08-24T00:57:35.306784809</dc:date>
    <meta:editing-duration>P1DT1H31M2S</meta:editing-duration>
    <meta:editing-cycles>82</meta:editing-cycles>
    <meta:generator>LibreOffice/6.4.4.2$Linux_X86_64 LibreOffice_project/40$Build-2</meta:generator>
    <meta:document-statistic meta:table-count="1" meta:cell-count="133" meta:object-count="0"/>
  </office:meta>
</office:document-meta>
</file>